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Week 2-01:</text:span></text:p>
      <text:p text:style-name="P1"><text:span text:style-name="T1">ROLL NO:241801278</text:span></text:p>
      <text:p text:style-name="P1"><text:span text:style-name="T1">NAME: Sudiksha S </text:span></text:p>
      <text:p text:style-name="P1"><text:span text:style-name="T1">Q1) Many people think about their height in feet and inches,even in some countries that primarily use the metric system.Write a program that reads a number of feet from the user,followed by a number of inches.Once these values are read,your program should compute and display the equivalent number of centimeters.</text:span></text:p>
      <text:p text:style-name="P1"><text:span text:style-name="T1">Input Format</text:span></text:p>
      <text:p text:style-name="P1"><text:span text:style-name="T1">First line, read the number of feet.</text:span></text:p>
      <text:p text:style-name="P1"><text:span text:style-name="T1">Second line, read the number of inches.</text:span></text:p>
      <text:p text:style-name="P1"><text:span text:style-name="T1">Output Format</text:span></text:p>
      <text:p text:style-name="P1"><text:span text:style-name="T1">In one line print the height in centimeters.</text:span></text:p>
      <text:p text:style-name="P1"><text:span text:style-name="T1">Note: All of the values should be displayed using two decimal places.</text:span></text:p>
      <text:p text:style-name="P1"><text:span text:style-name="T1">Sample Input 1</text:span></text:p>
      <text:p text:style-name="P1"><text:span text:style-name="T1">5</text:span></text:p>
      <text:p text:style-name="P1"><text:span text:style-name="T1">6</text:span></text:p>
      <text:p text:style-name="P1"><text:span text:style-name="T1">Sample Output 1</text:span></text:p>
      <text:p text:style-name="P1"><text:span text:style-name="T1">167.64</text:span></text:p>
      <text:p text:style-name="P2"><draw:frame text:anchor-type="as-char" svg:width="152.40mm" svg:height="85.73mm" style:rel-width="scale" style:rel-height="scale"><draw:object-ole xlink:href="OleObj1"/><draw:image xlink:href="ObjectReplacements/OleObj1"/></draw:frame><text:span text:style-name="T2"/></text:p>
      <text:p text:style-name="P2"><draw:frame text:anchor-type="as-char" svg:width="152.40mm" svg:height="85.73mm" style:rel-width="scale" style:rel-height="scale"><draw:object-ole xlink:href="OleObj2"/><draw:image xlink:href="ObjectReplacements/OleObj2"/></draw:frame><text:span text:style-name="T2"/></text:p>
      <text:p text:style-name="P2"><text:span text:style-name="T3">Q2) Create a program that reads two integers,a and b,from the user.Your program should compute and display:</text:span></text:p>
      <text:p text:style-name="P2"><text:span text:style-name="T3">The sum of a and b</text:span></text:p>
      <text:p text:style-name="P2"><text:span text:style-name="T3">The difference when b is subtracted from a</text:span></text:p>
      <text:p text:style-name="P2"><text:span text:style-name="T3">The product of a and b</text:span></text:p>
      <text:p text:style-name="P2"><text:span text:style-name="T3">The quotient when a is divided by b</text:span></text:p>
      <text:p text:style-name="P2"><text:span text:style-name="T3">The remainder when a is divided by b</text:span></text:p>
      <text:p text:style-name="P2"><text:span text:style-name="T3">Input Format</text:span></text:p>
      <text:p text:style-name="P2"><text:span text:style-name="T3">First line, read the first number.</text:span></text:p>
      <text:p text:style-name="P2"><text:span text:style-name="T3">Second line, read the second number.</text:span></text:p>
      <text:p text:style-name="P2"><text:span text:style-name="T3">Output Format</text:span></text:p>
      <text:p text:style-name="P2"><text:span text:style-name="T3">First line, print the sum of a and b</text:span></text:p>
      <text:p text:style-name="P2"><text:span text:style-name="T3">Second line, print the difference when b is subtracted from a</text:span></text:p>
      <text:p text:style-name="P2"><text:span text:style-name="T3">Third line, print the product of a and b</text:span></text:p>
      <text:p text:style-name="P2"><text:span text:style-name="T3">Fourth line, print the quotient when a is divided by b</text:span></text:p>
      <text:p text:style-name="P2"><text:span text:style-name="T3">Fifth line, print the remainder when a is divided by b</text:span></text:p>
      <text:p text:style-name="P2"><text:span text:style-name="T3">Sample Input 1</text:span></text:p>
      <text:p text:style-name="P2"><text:span text:style-name="T3">100</text:span></text:p>
      <text:p text:style-name="P2"><text:span text:style-name="T3">6</text:span></text:p>
      <text:p text:style-name="P2"><text:span text:style-name="T3">Sample Output1</text:span></text:p>
      <text:p text:style-name="P2"><text:span text:style-name="T3">106</text:span></text:p>
      <text:p text:style-name="P2"><text:span text:style-name="T3">94</text:span></text:p>
      <text:p text:style-name="P2"><text:span text:style-name="T3">600</text:span></text:p>
      <text:p text:style-name="P2"><text:span text:style-name="T3">16</text:span></text:p>
      <text:p text:style-name="P2"><text:span text:style-name="T3">4</text:span></text:p>
      <text:p text:style-name="P2"><text:span text:style-name="T3">ROLL NO:241801278</text:span></text:p>
      <text:p text:style-name="P2"><text:span text:style-name="T3">NAME:Sudiksha S</text:span></text:p>
      <text:p text:style-name="P2"><draw:frame text:anchor-type="as-char" svg:width="152.40mm" svg:height="85.73mm" style:rel-width="scale" style:rel-height="scale"><draw:object-ole xlink:href="OleObj3"/><draw:image xlink:href="ObjectReplacements/OleObj3"/></draw:frame><text:span text:style-name="T4"/></text:p>
      <text:p text:style-name="P2"><text:span text:style-name="T5">Q3) A bakery sells loaves of bread for $3.49 each.Day old bread is discounted by 60 percent.Write a program that begins by reading the number of loaves of day-old bread being purchased from the user.Then your program should display the regular price for the bread,the discount because it is a day old,and the total price.Each of these amounts should be displayed on its own linw with an appropriate label.All of the values should be displayed using two decimal places.</text:span></text:p>
      <text:p text:style-name="P2"><text:span text:style-name="T5">Input Format</text:span></text:p>
      <text:p text:style-name="P2"><text:span text:style-name="T5">Read the number of day old loaves.</text:span></text:p>
      <text:p text:style-name="P2"><text:span text:style-name="T5">Output Format</text:span></text:p>
      <text:p text:style-name="P2"><text:span text:style-name="T5">First line, print Regular price: price Second line, print Discount: discount Third line, print</text:span></text:p>
      <text:p text:style-name="P2"><text:span text:style-name="T5">Total: total</text:span></text:p>
      <text:p text:style-name="P2"><text:span text:style-name="T5">Note: All of the values should be displayed using two decimal places.</text:span></text:p>
      <text:p text:style-name="P2"><text:span text:style-name="T5">Sample Input 1</text:span></text:p>
      <text:p text:style-name="P2"><text:span text:style-name="T5">10</text:span></text:p>
      <text:p text:style-name="P2"><text:span text:style-name="T5">Sample Output 1</text:span></text:p>
      <text:p text:style-name="P2"><text:span text:style-name="T5">Regular price: 34.90 Discount: 20.94 Total: 13.96</text:span></text:p>
      <text:p text:style-name="P2"><text:span text:style-name="T5">ROLL NO:241801278</text:span></text:p>
      <text:p text:style-name="P2"><text:span text:style-name="T5">NAME:Sudiksha S </text:span></text:p>
      <text:p text:style-name="P2"><draw:frame text:anchor-type="as-char" svg:width="152.40mm" svg:height="85.73mm" style:rel-width="scale" style:rel-height="scale"><draw:object-ole xlink:href="OleObj4"/><draw:image xlink:href="ObjectReplacements/OleObj4"/></draw:frame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3"><text:span text:style-name="T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